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Knife_Edge_Position_thou</text:p>
          </table:table-cell>
          <table:table-cell table:style-name="ce1" office:value-type="string" calcext:value-type="string">
            <text:p>Power_Reading_mW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3.01" calcext:value-type="float">
            <text:p>3.01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3.008" calcext:value-type="float">
            <text:p>3.00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.013" calcext:value-type="float">
            <text:p>3.013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3.006" calcext:value-type="float">
            <text:p>3.006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.979" calcext:value-type="float">
            <text:p>2.979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.912" calcext:value-type="float">
            <text:p>2.912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.844" calcext:value-type="float">
            <text:p>2.844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.77" calcext:value-type="float">
            <text:p>2.77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.63" calcext:value-type="float">
            <text:p>2.63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.559" calcext:value-type="float">
            <text:p>2.559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.48" calcext:value-type="float">
            <text:p>2.4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.33" calcext:value-type="float">
            <text:p>2.3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.148" calcext:value-type="float">
            <text:p>2.148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.994" calcext:value-type="float">
            <text:p>1.99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.35" calcext:value-type="float">
            <text:p>1.3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.133" calcext:value-type="float">
            <text:p>1.133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26" calcext:value-type="float">
            <text:p>0.2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2:Sheet1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5:38:43.827889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5:36:43.771223533</meta:creation-date>
    <meta:generator>LibreOffice/24.2.7.2$Linux_X86_64 LibreOffice_project/420$Build-2</meta:generator>
    <dc:date>2025-09-19T16:34:39.062888327</dc:date>
    <meta:editing-duration>PT55M54S</meta:editing-duration>
    <meta:editing-cycles>3</meta:editing-cycles>
    <meta:document-statistic meta:table-count="1" meta:cell-count="70" meta:object-count="0"/>
  </office:meta>
</office:document-meta>
</file>